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3A20000064085EA0988.jpg"/>
  <manifest:file-entry manifest:media-type="image/jpeg" manifest:full-path="Pictures/10000000000002B5000002DC031A4B57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VERALL PROJECT PART 1</text:p>
      <text:p text:style-name="Standard"/>
      <text:p text:style-name="Standard"><draw:frame draw:style-name="fr1" draw:name="graphics1" text:anchor-type="paragraph" svg:x="0cm" svg:y="6.733cm" svg:width="17cm" svg:height="17.956cm" draw:z-index="1"><draw:image xlink:href="Pictures/10000000000002B5000002DC031A4B57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x="1.334cm" svg:y="0.104cm" svg:width="15.369cm" svg:height="25.206cm" draw:z-index="0"><draw:image xlink:href="Pictures/10000000000003A20000064085EA0988.jpg" xlink:type="simple" xlink:show="embed" xlink:actuate="onLoad"/></draw:frame><text:soft-page-break/></text:p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nest Schneider</meta:initial-creator>
    <meta:creation-date>2019-05-11T18:59:10</meta:creation-date>
    <meta:generator>OpenOffice/4.1.5$Unix OpenOffice.org_project/415m1$Build-9789</meta:generator>
    <meta:document-statistic meta:table-count="0" meta:image-count="2" meta:object-count="0" meta:page-count="3" meta:paragraph-count="1" meta:word-count="4" meta:character-count="22"/>
    <dc:date>2019-05-11T19:17:04</dc:date>
    <dc:creator>Ernest Schneider</dc:creator>
  </office:meta>
</office:document-meta>
</file>